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paragraph-rsid="001c789b"/>
    </style:style>
    <style:style style:name="P2" style:family="paragraph" style:parent-style-name="Standard">
      <style:text-properties style:font-name="Open Sans" officeooo:rsid="001c789b" officeooo:paragraph-rsid="001cd516"/>
    </style:style>
    <style:style style:name="P3" style:family="paragraph" style:parent-style-name="Standard">
      <style:text-properties style:font-name="Open Sans" officeooo:paragraph-rsid="001cd516"/>
    </style:style>
    <style:style style:name="P4" style:family="paragraph" style:parent-style-name="Standard">
      <style:text-properties style:font-name="Open Sans" officeooo:paragraph-rsid="001fca38"/>
    </style:style>
    <style:style style:name="P5" style:family="paragraph" style:parent-style-name="Standard">
      <style:text-properties style:font-name="Open Sans" fo:font-weight="bold" officeooo:rsid="00217abf" officeooo:paragraph-rsid="00217abf" style:font-weight-asian="bold" style:font-weight-complex="bold"/>
    </style:style>
    <style:style style:name="P6" style:family="paragraph" style:parent-style-name="Standard">
      <style:text-properties style:font-name="Open Sans" officeooo:paragraph-rsid="0022e2a5"/>
    </style:style>
    <style:style style:name="P7" style:family="paragraph" style:parent-style-name="Standard">
      <style:text-properties officeooo:paragraph-rsid="0022e2a5"/>
    </style:style>
    <style:style style:name="P8" style:family="paragraph" style:parent-style-name="Standard">
      <style:text-properties style:use-window-font-color="true" style:font-name="Open Sans" fo:font-size="12pt" officeooo:rsid="001c789b" officeooo:paragraph-rsid="001c789b" style:font-size-asian="12pt" style:font-size-complex="12pt"/>
    </style:style>
    <style:style style:name="P9" style:family="paragraph" style:parent-style-name="Standard">
      <style:text-properties style:use-window-font-color="true" style:font-name="Open Sans" fo:font-size="12pt" officeooo:rsid="0022e2a5" officeooo:paragraph-rsid="0022e2a5" style:font-size-asian="12pt" style:font-size-complex="12pt"/>
    </style:style>
    <style:style style:name="P10" style:family="paragraph" style:parent-style-name="Standard">
      <style:text-properties style:font-name="Open Sans" officeooo:paragraph-rsid="001c78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10f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d516" style:font-weight-asian="bold" style:font-weight-complex="bold"/>
    </style:style>
    <style:style style:name="T5" style:family="text">
      <style:text-properties fo:font-weight="bold" officeooo:rsid="001fc209" style:font-weight-asian="bold" style:font-weight-complex="bold"/>
    </style:style>
    <style:style style:name="T6" style:family="text">
      <style:text-properties fo:font-weight="bold" officeooo:rsid="001fca38" style:font-weight-asian="bold" style:font-weight-complex="bold"/>
    </style:style>
    <style:style style:name="T7" style:family="text">
      <style:text-properties fo:font-weight="bold" officeooo:rsid="0022e2a5" style:font-weight-asian="bold" style:font-weight-complex="bold"/>
    </style:style>
    <style:style style:name="T8" style:family="text">
      <style:text-properties fo:font-weight="bold" officeooo:rsid="0027e7ee" style:font-weight-asian="bold" style:font-weight-complex="bold"/>
    </style:style>
    <style:style style:name="T9" style:family="text">
      <style:text-properties officeooo:rsid="001e9547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style:use-window-font-color="true" style:font-name="Open Sans" fo:font-size="12pt" officeooo:rsid="0022e2a5" style:font-size-asian="12pt" style:font-size-complex="12pt"/>
    </style:style>
    <style:style style:name="T12" style:family="text">
      <style:text-properties officeooo:rsid="00264009"/>
    </style:style>
    <style:style style:name="T13" style:family="text">
      <style:text-properties officeooo:rsid="002e9f6c"/>
    </style:style>
    <style:style style:name="T14" style:family="text">
      <style:text-properties officeooo:rsid="0030e7a1"/>
    </style:style>
    <style:style style:name="T15" style:family="text">
      <style:text-properties officeooo:rsid="0032f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Anhelo</text:span> de una alma</text:p>
      <text:p text:style-name="P8"/>
      <text:p text:style-name="P7"><text:span text:style-name="T11">Letra: </text:span><text:span text:style-name="T10">San Rafael Arnaiz Baron O.C.S.O.</text:span></text:p>
      <text:p text:style-name="P9">Musica: Samuel Gutierrez y Linda Martinez</text:p>
      <text:p text:style-name="P9"/>
      <text:p text:style-name="P1">¡Silencio pides Señor! <text:span text:style-name="T9">S</text:span>ilencio te ofrezco.</text:p>
      <text:p text:style-name="P1">¡Vida oculta Señor! <text:span text:style-name="T9">S</text:span>ea <text:span text:style-name="T9">el</text:span> <text:span text:style-name="T9">Carmelo</text:span> mi escondrijo.</text:p>
      <text:p text:style-name="P1">¡Sacrificio Señor! <text:span text:style-name="T9">T</text:span>odo por <text:span text:style-name="T12">t</text:span>i lo di.</text:p>
      <text:p text:style-name="P1">¡Renuncia <text:span text:style-name="T9">Señor!</text:span> Mi voluntad es tuya.</text:p>
      <text:p text:style-name="P1">¿Qué queréis Señor, de mi?</text:p>
      <text:p text:style-name="P1"/>
      <text:p text:style-name="P3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4"><text:span text:style-name="Strong_20_Emphasis"><text:span text:style-name="T8">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4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2"/>
      <text:p text:style-name="P1">Quisiera que tu vida, fuera mi única Regla.</text:p>
      <text:p text:style-name="P1"><text:span text:style-name="T13">T</text:span>u “amor eucarístico”, mi único alimento.</text:p>
      <text:p text:style-name="P1">Tu evangelio, mi único estudio.</text:p>
      <text:p text:style-name="P1">Tu amor, mi única razón <text:span text:style-name="T14">para</text:span> vivir.</text:p>
      <text:p text:style-name="P3"><text:span text:style-name="Strong_20_Emphasis"><text:span text:style-name="T1">¿Qué queréis Señor, de mi?</text:span></text:span></text:p>
      <text:p text:style-name="P1"/>
      <text:p text:style-name="P6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6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6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6"><text:span text:style-name="Strong_20_Emphasis"><text:span text:style-name="T3"/></text:span></text:p>
      <text:p text:style-name="P3">¡Quisiera dejar de vivir,</text:p>
      <text:p text:style-name="P3">si vivir pudiera sin amarte!</text:p>
      <text:p text:style-name="P3"><text:span text:style-name="Strong_20_Emphasis"><text:span text:style-name="T2">¡</text:span></text:span><text:span text:style-name="Strong_20_Emphasis"><text:span text:style-name="T1">Quisiera morir de amor!</text:span></text:span></text:p>
      <text:p text:style-name="P3"><text:span text:style-name="Strong_20_Emphasis"><text:span text:style-name="T2">Y</text:span></text:span><text:span text:style-name="Strong_20_Emphasis"><text:span text:style-name="T1">a que sólo de amor, vivir no puedo.</text:span></text:span></text:p>
      <text:p text:style-name="P3"><text:span text:style-name="Strong_20_Emphasis"><text:span text:style-name="T1">¿Qué queréis Señor, de mi?</text:span></text:span></text:p>
      <text:p text:style-name="P3"><text:span text:style-name="Strong_20_Emphasis"><text:span text:style-name="T1"/></text:span></text:p>
      <text:p text:style-name="P6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6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6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9:29:20.141155503</meta:creation-date>
    <dc:date>2018-12-30T00:22:54.598640599</dc:date>
    <meta:editing-duration>PT3H20M4S</meta:editing-duration>
    <meta:editing-cycles>14</meta:editing-cycles>
    <meta:generator>LibreOffice/6.1.2.1$Linux_X86_64 LibreOffice_project/10$Build-1</meta:generator>
    <meta:document-statistic meta:table-count="0" meta:image-count="0" meta:object-count="0" meta:page-count="1" meta:paragraph-count="27" meta:word-count="182" meta:character-count="1029" meta:non-whitespace-character-count="874"/>
  </office:meta>
</office:document-meta>
</file>